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p 1</text:p>
          </table:table-cell>
          <table:table-cell office:value-type="string" table:style-name="ce1">
            <text:p>Initial</text:p>
          </table:table-cell>
          <table:table-cell office:value-type="string" table:style-name="ce1">
            <text:p>Total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Size<text:s/></text:p>
          </table:table-cell>
          <table:table-cell office:value-type="float" office:value="-252" table:style-name="ce1">
            <text:p>-252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ath</text:p>
          </table:table-cell>
          <table:table-cell office:value-type="float" office:value="13.3" table:style-name="ce1">
            <text:p>13.3</text:p>
          </table:table-cell>
          <table:table-cell office:value-type="float" office:value="177.78" table:style-name="ce1">
            <text:p>177.7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Fairness</text:p>
          </table:table-cell>
          <table:table-cell office:value-type="float" office:value="-198.3" table:style-name="ce1">
            <text:p>-198.3</text:p>
          </table:table-cell>
          <table:table-cell office:value-type="float" office:value="1572.92" table:style-name="ce1">
            <text:p>1572.92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lgortihm Total</text:p>
          </table:table-cell>
          <table:table-cell table:style-name="ce1"/>
          <table:table-cell office:value-type="float" office:value="3020.7" table:formula="msoxl:=SUM(D3:D5)" table:style-name="ce1">
            <text:p>3020.7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am</meta:initial-creator>
    <dc:creator>Adam</dc:creator>
    <meta:creation-date>2018-04-11T07:36:11Z</meta:creation-date>
    <dc:date>2018-04-11T07:45:54Z</dc:date>
  </office:meta>
</office:document-meta>
</file>